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3ae219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d4ef8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102f2d76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102b18a5"/>
    </style:style>
    <style:style style:name="P95" style:family="paragraph" style:parent-style-name="Standard">
      <style:text-properties officeooo:paragraph-rsid="102d0319"/>
    </style:style>
    <style:style style:name="P96" style:family="paragraph" style:parent-style-name="Standard">
      <style:text-properties officeooo:paragraph-rsid="1032d175"/>
    </style:style>
    <style:style style:name="P97" style:family="paragraph" style:parent-style-name="Standard">
      <style:text-properties officeooo:paragraph-rsid="103d33d3"/>
    </style:style>
    <style:style style:name="P98" style:family="paragraph" style:parent-style-name="Footnote">
      <style:text-properties officeooo:paragraph-rsid="104a80be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language="en" fo:country="GB"/>
    </style:style>
    <style:style style:name="T27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3" style:family="text">
      <style:text-properties fo:language="en" fo:country="GB" officeooo:rsid="0f28d107"/>
    </style:style>
    <style:style style:name="T274" style:family="text">
      <style:text-properties fo:language="en" fo:country="GB" officeooo:rsid="1052c7f3"/>
    </style:style>
    <style:style style:name="T275" style:family="text">
      <style:text-properties fo:language="en" fo:country="GB" officeooo:rsid="105c8aaa"/>
    </style:style>
    <style:style style:name="T276" style:family="text">
      <style:text-properties officeooo:rsid="0f981b1c"/>
    </style:style>
    <style:style style:name="T277" style:family="text">
      <style:text-properties style:font-name="Liberation Mono" fo:font-size="8pt" style:font-size-asian="8pt" style:font-size-complex="8pt" loext:padding="0.049cm" loext:border="0.31pt solid #000000"/>
    </style:style>
    <style:style style:name="T27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1" style:family="text">
      <style:text-properties officeooo:rsid="0fed6741"/>
    </style:style>
    <style:style style:name="T302" style:family="text">
      <style:text-properties fo:font-weight="bold" officeooo:rsid="1051ee52" style:font-weight-asian="bold" style:font-weight-complex="bold"/>
    </style:style>
    <style:style style:name="T303" style:family="text">
      <style:text-properties officeooo:rsid="1051ee52"/>
    </style:style>
    <style:style style:name="T304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33">Checklist for installing </text:span></text:span><text:span text:style-name="Strong_20_Emphasis"><text:span text:style-name="T133"><text:user-field-get text:name="Distro">Rocky Linux</text:user-field-get></text:span></text:span><text:span text:style-name="Strong_20_Emphasis"><text:span text:style-name="T133"><text:s/></text:span></text:span><text:span text:style-name="Strong_20_Emphasis"><text:span text:style-name="T134"><text:user-field-get text:name="Version">8.10</text:user-field-get></text:span></text:span><text:span text:style-name="Strong_20_Emphasis"><text:span text:style-name="T135"><text:note text:id="ftn1" text:note-class="footnote"><text:note-citation>1</text:note-citation><text:note-body><text:p text:style-name="P98"><text:span text:style-name="T279">This </text:span><text:span text:style-name="Strong_20_Emphasis"><text:span text:style-name="T283"><text:user-field-get text:name="Distro">Rocky Linux</text:user-field-get></text:span></text:span><text:span text:style-name="T280"><text:s/></text:span><text:span text:style-name="T284"><text:user-field-get text:name="Version">8.10</text:user-field-get></text:span><text:span text:style-name="T284"><text:s/>Desktop</text:span><text:span text:style-name="T279"> (codename </text:span><text:span text:style-name="T282">GreenObsidian</text:span><text:span text:style-name="T279">) from </text:span><text:span text:style-name="T281">May</text:span><text:span text:style-name="T279"> </text:span><text:span text:style-name="Strong_20_Emphasis"><text:span text:style-name="T285"><text:user-field-get text:name="Releaseyear">2024</text:user-field-get></text:span></text:span><text:span text:style-name="T279"><text:s/>is a so-called LTS version (stands for Long-Term Support) and is supported for 5 years until </text:span><text:span text:style-name="T281">May</text:span><text:span text:style-name="T279"> 2029.</text:span></text:p></text:note-body></text:note></text:span></text:span><text:span text:style-name="Strong_20_Emphasis"><text:span text:style-name="T136"><text:s/></text:span></text:span><text:span text:style-name="Strong_20_Emphasis"><text:span text:style-name="T138">Desktop</text:span></text:span><text:span text:style-name="Strong_20_Emphasis"><text:span text:style-name="T137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3">This is a fillable PDF, no printing required.</text:span></text:span></text:p>
      <text:p text:style-name="P38"><text:span text:style-name="Strong_20_Emphasis"><text:span text:style-name="T132"/></text:span></text:p>
      <text:p text:style-name="P22"><text:span text:style-name="T153">Fill in the </text:span><text:span text:style-name="Strong_20_Emphasis"><text:span text:style-name="T58">text box</text:span></text:span><text:span text:style-name="T153"> behind the </text:span><text:span text:style-name="T161">underlined</text:span><text:span text:style-name="T154"> </text:span><text:span text:style-name="T153">words, see [explanation]:</text:span></text:p>
      <text:p text:style-name="P20"><text:span text:style-name="Definition"><text:span text:style-name="T272">user</text:span></text:span><text:span text:style-name="T225"><text:tab/><text:tab/></text:span><text:span text:style-name="T235"> <text:tab/><text:tab/><text:tab/> </text:span><text:span text:style-name="T226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8">ull </text:span><text:span text:style-name="T236">na</text:span><text:span text:style-name="T238">me,</text:span><text:span text:style-name="T236"> </text:span><text:span text:style-name="T238">e.g.</text:span><text:span text:style-name="T236"> </text:span><text:span text:style-name="T237">J</text:span><text:span text:style-name="T240">ohn Doe</text:span><text:span text:style-name="T243">]</text:span></text:p>
      <text:p text:style-name="P76"><text:span text:style-name="Definition"><text:span text:style-name="T242">USER</text:span></text:span><text:span text:style-name="Definition"><text:span text:style-name="T271">na</text:span></text:span><text:span text:style-name="Definition"><text:span text:style-name="T273">me</text:span></text:span><text:span text:style-name="T241"><text:tab/><text:tab/><text:tab/> </text:span><text:span text:style-name="T241"><draw:control text:anchor-type="as-char" svg:y="-0.4cm" draw:z-index="10" draw:name="Gberuikersnaam 2" draw:style-name="gr2" draw:text-style-name="P109" svg:width="6.4cm" svg:height="0.6cm" draw:control="control9"><svg:title>Gebruikersnaam</svg:title><svg:desc>Korte naam, bijv. jan</svg:desc></draw:control></text:span><text:span text:style-name="T241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4">j</text:span><text:span text:style-name="T146">oh</text:span><text:span text:style-name="T144">n</text:span><text:span text:style-name="T145">]</text:span></text:p>
      <text:p text:style-name="P19"><text:span text:style-name="Definition"><text:span text:style-name="T271">COMPUTERNA</text:span></text:span><text:span text:style-name="Definition"><text:span text:style-name="T273">me</text:span></text:span><text:span text:style-name="T244"><text:tab/> </text:span><text:span text:style-name="T271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71"><text:s text:c="2"/></text:span><text:span text:style-name="T245">[</text:span><text:span text:style-name="T251">N</text:span><text:span text:style-name="T246">a</text:span><text:span text:style-name="T250">me of the</text:span><text:span text:style-name="T246"> compute</text:span><text:span text:style-name="T247">r, </text:span><text:span text:style-name="T250">e.g.</text:span><text:span text:style-name="T248"> </text:span><text:span text:style-name="T249">pc02</text:span><text:span text:style-name="T245">]</text:span></text:p>
      <text:p text:style-name="P23"><text:span text:style-name="Definition"><text:span text:style-name="T253">USER</text:span></text:span><text:span text:style-name="T252"><text:tab/><text:tab/></text:span><text:span text:style-name="T235"> <text:tab/><text:tab/><text:tab/> </text:span><text:span text:style-name="T226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9">ull </text:span><text:span text:style-name="T230">na</text:span><text:span text:style-name="T231">me</text:span><text:span text:style-name="T230"> possibly </text:span><text:span text:style-name="T233">2</text:span><text:span text:style-name="T265">nd</text:span><text:span text:style-name="T233"> </text:span><text:span text:style-name="T232">user</text:span><text:span text:style-name="T239">]</text:span></text:p>
      <text:p text:style-name="P93"><text:span text:style-name="Definition"><text:span text:style-name="T253">USERN</text:span></text:span><text:span text:style-name="Definition"><text:span text:style-name="T254">a</text:span></text:span><text:span text:style-name="Definition"><text:span text:style-name="T255">me</text:span></text:span><text:span text:style-name="Definition"><text:span text:style-name="T259"><text:tab/><text:tab/><text:tab/> </text:span></text:span><text:span text:style-name="T241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41"><text:s text:c="2"/></text:span><text:span text:style-name="T256">[</text:span><text:span text:style-name="T258">U</text:span><text:span text:style-name="T257">ser</text:span><text:span text:style-name="T261">na</text:span><text:span text:style-name="T262">me</text:span><text:span text:style-name="T261"> possibly </text:span><text:span text:style-name="T264">2</text:span><text:span text:style-name="T266">nd</text:span><text:span text:style-name="T264"> </text:span><text:span text:style-name="T263">user</text:span><text:span text:style-name="T260">]</text:span></text:p>
      <text:p text:style-name="P21"><text:span text:style-name="T147">Replace the </text:span><text:span text:style-name="T160">underlined</text:span><text:span text:style-name="T147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7">.</text:span></text:p>
      <text:p text:style-name="P63"/>
      <text:p text:style-name="P63"/>
      <text:p text:style-name="P24"><text:span text:style-name="T156">Not yet on Linux?</text:span><text:span text:style-name="T148"><text:tab/></text:span><text:span text:style-name="T155">Use</text:span><text:span text:style-name="T149"> </text:span><text:span text:style-name="Strong_20_Emphasis"><text:span text:style-name="T158">Checklist </text:span></text:span><text:span text:style-name="Strong_20_Emphasis"><text:span text:style-name="T159">transfer</text:span></text:span><text:span text:style-name="T149"> o</text:span><text:span text:style-name="T152">n</text:span><text:span text:style-name="T14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0"> </text:span><text:span text:style-name="T152">u</text:span><text:span text:style-name="T150">nder </text:span><text:span text:style-name="T157">Linux</text:span><text:span text:style-name="T151">.</text:span></text:p>
      <text:p text:style-name="P61"><text:span text:style-name="T170">New installation?</text:span><text:span text:style-name="T172"><text:tab/><text:tab/></text:span><text:span text:style-name="T174"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44"/>
      <text:p text:style-name="P44"/>
      <text:list text:style-name="L1">
        <text:list-item>
          <text:p text:style-name="P105"><text:bookmark-start text:name="__RefNumPara__4083_1271708128"/>Prepar<text:span text:style-name="T276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8"><text:span text:style-name="User_20_Entry"><text:span text:style-name="T97">Login any additional </text:span></text:span><text:span text:style-name="Definition"><text:span text:style-name="T270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2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7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T14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6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6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7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0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1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4"><text:span text:style-name="Strong_20_Emphasis"><text:span text:style-name="T62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62">Boot the computer from</text:span><text:span text:style-name="T166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8">Esc</text:span>, <text:span text:style-name="T278">Delete</text:span>, <text:span text:style-name="T278">F1</text:span>, <text:span text:style-name="T278">F2</text:span>, <text:span text:style-name="T278">F9</text:span>, <text:span text:style-name="T278">F10</text:span>, <text:span text:style-name="T278">F11</text:span>, <text:span text:style-name="T301">or </text:span><text:span text:style-name="T278">F12</text:span>.</text:p></text:note-body></text:note></text:span><text:span text:style-name="T162"> an</text:span><text:span text:style-name="T164"> </text:span><text:span text:style-name="Strong_20_Emphasis"><text:span text:style-name="T141"><text:user-field-get text:name="Distro">Rocky Linux</text:user-field-get></text:span></text:span><text:span text:style-name="T165"><text:s/></text:span><text:span text:style-name="T142"><text:user-field-get text:name="Version">8.10</text:user-field-get></text:span><text:span text:style-name="T142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2"><text:span text:style-name="T19">From a Live USB stick you can boot and work with </text:span><text:span text:style-name="Strong_20_Emphasis"><text:span text:style-name="T169"><text:user-field-get text:name="Distro">Rocky Linux</text:user-field-get></text:span></text:span><text:span text:style-name="Strong_20_Emphasis"><text:span text:style-name="T169"><text:s/></text:span></text:span><text:span text:style-name="T19">without modifying any files on the hard drive and also allows installation of </text:span><text:span text:style-name="Strong_20_Emphasis"><text:span text:style-name="T169"><text:user-field-get text:name="Distro">Rocky Linux</text:user-field-get></text:span></text:span><text:span text:style-name="Strong_20_Emphasis"><text:span text:style-name="T169">.</text:span></text:span></text:p></text:note-body></text:note></text:span><text:span text:style-name="T162"> USB stick</text:span><text:span text:style-name="T91"><text:note text:id="ftn6" text:note-class="footnote"><text:note-citation>3</text:note-citation><text:note-body><text:p text:style-name="P99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8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7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3">Select</text:span><text:span text:style-name="Strong_20_Emphasis"><text:span text:style-name="T63"> </text:span></text:span><text:span text:style-name="Strong_20_Emphasis"><text:span text:style-name="T122">Install</text:span></text:span><text:span text:style-name="Strong_20_Emphasis"><text:span text:style-name="T64"> </text:span></text:span><text:span text:style-name="Strong_20_Emphasis"><text:span text:style-name="T123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4"><text:user-field-get text:name="Version">8.10</text:user-field-get>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26">Follow the instructions on the </text:span></text:span><text:span text:style-name="Strong_20_Emphasis"><text:span text:style-name="T127">installation </text:span></text:span><text:span text:style-name="Strong_20_Emphasis"><text:span text:style-name="T126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8" draw:name="Vorm 1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4">At</text:span><text:span text:style-name="T185"> </text:span><text:span text:style-name="Strong_20_Emphasis"><text:span text:style-name="T184">WELCOME TO ROCKY LINUX 8.10</text:span></text:span><text:span text:style-name="Strong_20_Emphasis"><text:span text:style-name="T197"> select language and click </text:span></text:span><text:span text:style-name="T208">Continue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2" draw:name="Vorm 10" draw:style-name="gr1" draw:text-style-name="P10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7">U</text:span><text:span text:style-name="T188">nder</text:span><text:span text:style-name="T185"> </text:span><text:span text:style-name="Strong_20_Emphasis"><text:span text:style-name="T188">USER SETTINGS</text:span></text:span><text:span text:style-name="Strong_20_Emphasis"><text:span text:style-name="T203"> </text:span></text:span><text:span text:style-name="Strong_20_Emphasis"><text:span text:style-name="T204">click</text:span></text:span><text:span text:style-name="Strong_20_Emphasis"><text:span text:style-name="T205"> </text:span></text:span><text:span text:style-name="T209">User </text:span><text:span text:style-name="T210">C</text:span><text:span text:style-name="T209">reation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00"><text:span text:style-name="T274">Enter your</text:span><text:span text:style-name="T275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1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8"><text:span text:style-name="T303">C</text:span>li<text:span text:style-name="T303">c</text:span>k <text:span text:style-name="T302">Done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3" draw:name="Vorm 11" draw:style-name="gr1" draw:text-style-name="P10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OFTWARE</text:span><text:span text:style-name="T186"> </text:span><text:span text:style-name="T189">click</text:span><text:span text:style-name="T190"> </text:span><text:span text:style-name="T211">Installati</text:span><text:span text:style-name="T212">on Source</text:span><text:span text:style-name="T186"> </text:span><text:span text:style-name="T190">and click </text:span><text:span text:style-name="T212">Don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4" draw:name="Vorm 2" draw:style-name="gr1" draw:text-style-name="P108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YSTEM</text:span><text:span text:style-name="T186"> </text:span><text:span text:style-name="T189">click</text:span><text:span text:style-name="T190"> </text:span><text:span text:style-name="T211">Installati</text:span><text:span text:style-name="T212">on Destinati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3"><text:span text:style-name="T304">Check</text:span><text:span text:style-name="T298"> </text:span><text:span text:style-name="T299">the </text:span><text:span text:style-name="T300">Device Selection</text:span><text:span text:style-name="T286"> </text:span><text:span text:style-name="Strong_20_Emphasis"><text:span text:style-name="T288">and click </text:span></text:span><text:span text:style-name="Strong_20_Emphasis"><text:span text:style-name="T287">Done</text:span></text:span><text:span text:style-name="Strong_20_Emphasis"><text:span text:style-name="T289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5" draw:name="Vorm 12" draw:style-name="gr1" draw:text-style-name="P108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YSTEM</text:span><text:span text:style-name="T186"> </text:span><text:span text:style-name="T189">click</text:span><text:span text:style-name="T190"> </text:span><text:span text:style-name="T211">Netwerk &amp; </text:span><text:span text:style-name="T213">H</text:span><text:span text:style-name="T211">ost </text:span><text:span text:style-name="T213">N</text:span><text:span text:style-name="T211">am</text:span><text:span text:style-name="T213">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20">Move</text:span><text:span text:style-name="T218"> the slider behind the network adapter </text:span><text:span text:style-name="T219">from </text:span><text:span text:style-name="T222">OFF</text:span><text:span text:style-name="T219"> </text:span><text:span text:style-name="T218">to </text:span><text:span text:style-name="T221">ON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91">Enter you</text:span><text:span text:style-name="T192">r</text:span><text:span text:style-name="T193"> </text:span><text:span text:style-name="Strong_20_Emphasis"><text:span text:style-name="T194">Host </text:span></text:span><text:span text:style-name="Strong_20_Emphasis"><text:span text:style-name="T191">N</text:span></text:span><text:span text:style-name="Strong_20_Emphasis"><text:span text:style-name="T194">am</text:span></text:span><text:span text:style-name="Strong_20_Emphasis"><text:span text:style-name="T191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9"> </text:span></text:span><text:span text:style-name="Strong_20_Emphasis"><text:span text:style-name="T200">and click </text:span></text:span><text:span text:style-name="Strong_20_Emphasis"><text:span text:style-name="T214">Apply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102"><text:span text:style-name="Strong_20_Emphasis"><text:span text:style-name="T202">C</text:span></text:span><text:span text:style-name="Strong_20_Emphasis"><text:span text:style-name="T196">li</text:span></text:span><text:span text:style-name="Strong_20_Emphasis"><text:span text:style-name="T202">c</text:span></text:span><text:span text:style-name="Strong_20_Emphasis"><text:span text:style-name="T196">k </text:span></text:span><text:span text:style-name="Strong_20_Emphasis"><text:span text:style-name="T212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6" draw:name="Vorm 5" draw:style-name="gr1" draw:text-style-name="P108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9">U</text:span><text:span text:style-name="T188">nder</text:span><text:span text:style-name="T186"> </text:span><text:span text:style-name="T211">SOFTWARE</text:span><text:span text:style-name="T186"> </text:span><text:span text:style-name="T189">click</text:span><text:span text:style-name="T190"> </text:span><text:span text:style-name="T215">Software </text:span><text:span text:style-name="T216">S</text:span><text:span text:style-name="T215">electi</text:span><text:span text:style-name="T216">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5">Select </text:span><text:span text:style-name="T215">Server with GUI</text:span><text:span text:style-name="T195"> </text:span><text:span text:style-name="Strong_20_Emphasis"><text:span text:style-name="T205">and click </text:span></text:span><text:span text:style-name="Strong_20_Emphasis"><text:span text:style-name="T217">Don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7" draw:name="Vorm 14" draw:style-name="gr1" draw:text-style-name="P108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6">Click</text:span></text:span><text:span text:style-name="Strong_20_Emphasis"><text:span text:style-name="T207"> </text:span></text:span><text:span text:style-name="Strong_20_Emphasis"><text:span text:style-name="T223">Begin </text:span></text:span><text:span text:style-name="Strong_20_Emphasis"><text:span text:style-name="T224">Installation</text:span></text:span><text:span text:style-name="Strong_20_Emphasis"><text:span text:style-name="T198">.</text:span></text:span></text:p>
          </table:table-cell>
        </table:table-row>
      </table:table>
      <text:p text:style-name="P66"><text:span text:style-name="Strong_20_Emphasis"><text:span text:style-name="T65"/></text:span></text:p>
      <text:list text:continue-numbering="true" text:style-name="L1">
        <text:list-item>
          <text:p text:style-name="P104"><text:span text:style-name="Strong_20_Emphasis"><text:span text:style-name="T88">Finish installation</text:span></text:span></text:p>
        </text:list-item>
      </text:list>
      <text:p text:style-name="P6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62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6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6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5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4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0"><text:span text:style-name="T15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3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6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4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0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67"><text:span text:style-name="Strong_20_Emphasis"><text:span text:style-name="T27"/></text:span></text:p>
      <text:list text:continue-numbering="true" text:style-name="L1">
        <text:list-item>
          <text:p text:style-name="P107"><text:span text:style-name="Strong_20_Emphasis"><text:span text:style-name="T18">P</text:span></text:span><text:span text:style-name="Strong_20_Emphasis"><text:span text:style-name="T18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9"><text:span text:style-name="User_20_Entry"><text:span text:style-name="T110">Login any additional </text:span></text:span><text:span text:style-name="Definition"><text:span text:style-name="T269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6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48"><text:span text:style-name="Strong_20_Emphasis"><text:span text:style-name="T128">Follow the instructions on the </text:span></text:span><text:span text:style-name="Strong_20_Emphasis"><text:span text:style-name="T129">welcome screens</text:span></text:span><text:span text:style-name="Strong_20_Emphasis"><text:span text:style-name="T128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0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5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77">End of checklist,</text:span><text:span text:style-name="T178"> </text:span><text:span text:style-name="Strong_20_Emphasis"><text:span text:style-name="T139"><text:user-field-get text:name="Distro">Rocky Linux</text:user-field-get></text:span></text:span><text:span text:style-name="T176"><text:s/></text:span><text:span text:style-name="T175"><text:user-field-get text:name="Version">8.10</text:user-field-get></text:span><text:span text:style-name="T175"><text:s/></text:span><text:span text:style-name="Strong_20_Emphasis"><text:span text:style-name="T140">Desktop</text:span></text:span><text:span text:style-name="Strong_20_Emphasis"><text:span text:style-name="T92"> </text:span></text:span><text:span text:style-name="T177">installation is complete.</text:span></text:p>
      <text:p text:style-name="P36"/>
      <text:p text:style-name="P25"><text:span text:style-name="Emphasis"><text:span text:style-name="T290">Written</text:span></text:span><text:span text:style-name="Emphasis"><text:span text:style-name="T291"> </text:span></text:span><text:span text:style-name="Emphasis"><text:span text:style-name="T290">by</text:span></text:span><text:span text:style-name="Emphasis"><text:span text:style-name="T2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2">.</text:span></text:span></text:p>
      <text:p text:style-name="P26"><text:span text:style-name="Emphasis"><text:span text:style-name="T295">Licens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2"> 1.0 </text:span></text:span><text:span text:style-name="Emphasis"><text:span text:style-name="T2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5T16:02:46.209416859">25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2:46.064175674</dc:date>
    <meta:keyword>Installatie</meta:keyword>
    <meta:keyword>Checklist</meta:keyword>
    <meta:keyword>Linux</meta:keyword>
    <meta:editing-cycles>6941</meta:editing-cycles>
    <meta:editing-duration>P12DT6H23M1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71" meta:character-count="3560" meta:non-whitespace-character-count="3029"/>
    <meta:user-defined meta:name="Info 1"/>
    <meta:user-defined meta:name="Info 2"/>
    <meta:user-defined meta:name="Info 3"/>
    <meta:user-defined meta:name="Info 4"/>
  </office:meta>
</office:document-meta>
</file>